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03883" officeooo:paragraph-rsid="00203883" style:font-weight-asian="bold" style:font-weight-complex="bold"/>
    </style:style>
    <style:style style:name="P2" style:family="paragraph" style:parent-style-name="Standard">
      <style:text-properties officeooo:paragraph-rsid="001f9af4"/>
    </style:style>
    <style:style style:name="P3" style:family="paragraph" style:parent-style-name="Standard">
      <style:text-properties officeooo:paragraph-rsid="00203883"/>
    </style:style>
    <style:style style:name="P4" style:family="paragraph" style:parent-style-name="Standard">
      <style:text-properties fo:font-weight="bold" officeooo:rsid="002067a0" officeooo:paragraph-rsid="002067a0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ank Account</text:p>
      <text:p text:style-name="P3">#include &lt;bits/stdc++.h&gt;</text:p>
      <text:p text:style-name="P3">using namespace std;</text:p>
      <text:p text:style-name="P3">float balance;</text:p>
      <text:p text:style-name="P3"/>
      <text:p text:style-name="P3">void deposit(){</text:p>
      <text:p text:style-name="P3"><text:s text:c="4"/>float dep_amt;</text:p>
      <text:p text:style-name="P3"><text:s text:c="4"/>cout&lt;&lt;"Enter the amount you want to deposit ";</text:p>
      <text:p text:style-name="P3"><text:s text:c="4"/>cin&gt;&gt;dep_amt;</text:p>
      <text:p text:style-name="P3"><text:s text:c="4"/>balance=balance + dep_amt;</text:p>
      <text:p text:style-name="P3"><text:s text:c="4"/>cout&lt;&lt;" Balance after deposit is "&lt;&lt;balance&lt;&lt;endl;</text:p>
      <text:p text:style-name="P3">}</text:p>
      <text:p text:style-name="P3">void interest(){</text:p>
      <text:p text:style-name="P3"><text:s text:c="4"/>float pri_amt;</text:p>
      <text:p text:style-name="P3"><text:s text:c="5"/>cout&lt;&lt;"Enter the amount for investement ";</text:p>
      <text:p text:style-name="P3"><text:s text:c="5"/>cin&gt;&gt;pri_amt;</text:p>
      <text:p text:style-name="P3"><text:s text:c="4"/>float timee;</text:p>
      <text:p text:style-name="P3"><text:s text:c="4"/>float rate=9;</text:p>
      <text:p text:style-name="P3"><text:s text:c="4"/>cout&lt;&lt;"Enter the time in years for interest ";</text:p>
      <text:p text:style-name="P3"><text:s text:c="4"/>cin&gt;&gt;timee;</text:p>
      <text:p text:style-name="P3"><text:s text:c="4"/>float amount = pri_amt * (pow((1 + rate / 100), timee));</text:p>
      <text:p text:style-name="P3"><text:s text:c="4"/>cout&lt;&lt;" Balance after interest is applied "&lt;&lt;amount&lt;&lt;endl;</text:p>
      <text:p text:style-name="P3">}</text:p>
      <text:p text:style-name="P3">void withdraw(){</text:p>
      <text:p text:style-name="P3"><text:s text:c="4"/>float withdraw_amt;</text:p>
      <text:p text:style-name="P3"><text:s text:c="4"/>cout&lt;&lt;"Enter the Withdraw amount ";</text:p>
      <text:p text:style-name="P3"><text:s text:c="4"/>cin&gt;&gt;withdraw_amt;</text:p>
      <text:p text:style-name="P3"><text:s text:c="4"/>if(withdraw_amt&gt;balance){</text:p>
      <text:p text:style-name="P3"><text:s text:c="8"/>cout&lt;&lt;"Insufficient balance ";</text:p>
      <text:p text:style-name="P3"><text:s text:c="8"/>}else{</text:p>
      <text:p text:style-name="P3"><text:s text:c="12"/>balance=balance - withdraw_amt;</text:p>
      <text:p text:style-name="P3"><text:s text:c="12"/>cout&lt;&lt;" Balance after Withdrawl is "&lt;&lt;balance&lt;&lt;endl;</text:p>
      <text:p text:style-name="P3"><text:s text:c="8"/>}</text:p>
      <text:p text:style-name="P3">}</text:p>
      <text:p text:style-name="P3">void checkbalance(){</text:p>
      <text:p text:style-name="P3"><text:s text:c="4"/>cout&lt;&lt;" Balance in account is <text:s/>"&lt;&lt;balance&lt;&lt;endl;</text:p>
      <text:p text:style-name="P3">}</text:p>
      <text:p text:style-name="P3">int main(){</text:p>
      <text:p text:style-name="P3"><text:s text:c="4"/>cout&lt;&lt;"Enter Account Details "&lt;&lt;endl;</text:p>
      <text:p text:style-name="P3"><text:s text:c="4"/>int acc_no;</text:p>
      <text:p text:style-name="P3"><text:s text:c="4"/>cout&lt;&lt;"Enter account number ";</text:p>
      <text:p text:style-name="P3"><text:s text:c="4"/>cin&gt;&gt;acc_no;</text:p>
      <text:p text:style-name="P3"><text:s text:c="4"/>char name[100];</text:p>
      <text:p text:style-name="P3"><text:s text:c="4"/>cout&lt;&lt;"Enter your name ";</text:p>
      <text:p text:style-name="P3"><text:s text:c="4"/>cin&gt;&gt;name;</text:p>
      <text:p text:style-name="P3"><text:s text:c="4"/>cout&lt;&lt;"Enter the amount in account ";</text:p>
      <text:p text:style-name="P3"><text:s text:c="4"/>cin&gt;&gt;balance;</text:p>
      <text:p text:style-name="P3"><text:s text:c="4"/></text:p>
      <text:p text:style-name="P3"><text:s text:c="3"/>while(1){</text:p>
      <text:p text:style-name="P3"><text:s text:c="7"/>int choice;</text:p>
      <text:p text:style-name="P3"><text:s text:c="5"/>cout&lt;&lt;"Enter ur choice "&lt;&lt;endl;</text:p>
      <text:p text:style-name="P3"><text:s text:c="5"/>cout&lt;&lt;"Enter 1 deposit "&lt;&lt;endl;</text:p>
      <text:p text:style-name="P3"><text:soft-page-break/><text:s text:c="5"/>cout&lt;&lt;"Enter 2 interest "&lt;&lt;endl;</text:p>
      <text:p text:style-name="P3"><text:s text:c="5"/>cout&lt;&lt;"Enter 3 withdraw "&lt;&lt;endl;</text:p>
      <text:p text:style-name="P3"><text:s text:c="5"/>cout&lt;&lt;"Enter 4 checkbalance "&lt;&lt;endl;</text:p>
      <text:p text:style-name="P3"><text:s text:c="5"/>cout&lt;&lt;"Enter 5 to end "&lt;&lt;endl;</text:p>
      <text:p text:style-name="P3"><text:s text:c="8"/>cin&gt;&gt;choice;</text:p>
      <text:p text:style-name="P3"><text:s text:c="8"/>switch (choice)</text:p>
      <text:p text:style-name="P3"><text:s text:c="4"/>{</text:p>
      <text:p text:style-name="P3"><text:s text:c="4"/>case 1:</text:p>
      <text:p text:style-name="P3"><text:s text:c="6"/>deposit();</text:p>
      <text:p text:style-name="P3"><text:s text:c="6"/>break;</text:p>
      <text:p text:style-name="P3"><text:s text:c="4"/>case 2:</text:p>
      <text:p text:style-name="P3"><text:s text:c="6"/>interest();</text:p>
      <text:p text:style-name="P3"><text:s text:c="6"/>break;</text:p>
      <text:p text:style-name="P3"><text:s text:c="4"/>case 3:</text:p>
      <text:p text:style-name="P3"><text:s text:c="6"/>withdraw();</text:p>
      <text:p text:style-name="P3"><text:s text:c="6"/>break;</text:p>
      <text:p text:style-name="P3"><text:s text:c="4"/>case 4:</text:p>
      <text:p text:style-name="P3"><text:s text:c="6"/>checkbalance();</text:p>
      <text:p text:style-name="P3"><text:s text:c="6"/>break;</text:p>
      <text:p text:style-name="P3"><text:s text:c="6"/>case 5:</text:p>
      <text:p text:style-name="P3"><text:s text:c="6"/>exit(0);</text:p>
      <text:p text:style-name="P3"><text:s text:c="4"/>default:</text:p>
      <text:p text:style-name="P3"><text:s text:c="8"/>break;</text:p>
      <text:p text:style-name="P3"><text:s text:c="4"/>}</text:p>
      <text:p text:style-name="P3"><text:s text:c="3"/>}</text:p>
      <text:p text:style-name="P3">return 0;</text:p>
      <text:p text:style-name="P3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30T12:13:34.013048796</meta:creation-date>
    <dc:date>2022-07-06T16:02:18.083810598</dc:date>
    <meta:editing-duration>PT2H6M44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78" meta:word-count="195" meta:character-count="1722" meta:non-whitespace-character-count="1282"/>
  </office:meta>
</office:document-meta>
</file>